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ru" fo:country="RU" style:font-size-asian="14pt" style:font-size-complex="1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Вот я больше и не ученица «Гимназия Утро»... За несколько последних недель учебы здесь я поняла, что как ты не старайся, какие стихи и высокие слова не говори, все равно не удастся выразить все мое..необъятное и бесконечное... чувство благодарности. Людям, стенам, маме, судьбе, Богу.... Поэтому я постараюсь(возможно, впервые) просто проанализировать откуда оно и как появилось.</text:p>
      <text:p text:style-name="P1"><text:s text:c="2"/>Опыта жизни у меня еще очень мало, но из того что есть я вынесла одну важную вещь. Самое эффективное обучение такое, при котором ребенку не только рассказывают о принципах жизни, о том что такое добро и зло и т.п., но и показывают <text:span text:style-name="T1">как или каким образом </text:span><text:span text:style-name="T2">по этим принципам жить. Как встречать неприятности, как работать, как и каким людям относится, и самое, наверное, для меня актуальное:как на свете интересно, несмотря на разные препоны.</text:span></text:p>
      <text:p text:style-name="P1"><text:span text:style-name="T2"><text:s text:c="3"/>Я читала однажды лекцию одну, под названием «Внутрисемейные отношения и их влияние на ребенка». Предназначалась она родителям, но все было доступно изложено. И там встретилась мне одна мысль: «Вы воспитываете ребенка каждую секунду своей жизни» А говорю я это к тому, что в гимназии это понимают как нигде больше из всех встреченных мною социумов. Здесь не просто дают то, что обязан знать каждый человек, потому что во всех школах это проходят. Здесь учат ВСЕГДА: в поездках, за чаем, на конкурсах, просто в беседе один на один...Причем происходит это естественно. Почему Анна Николаевна так стремится создать команду учителей на любой «пятнице»? Просто это наглядный, а следовательно самый запоминающийся пример того, как надо учавствовать. Никто никого не тащит «на аркане»: вот, дружочек, мы с тобой сейчас в каникулы будем заниматься. Нет, все через беседу, игру, общение. И таким образом сам не зная, зачастую, как это в тебя попало, но ты уже умеешь построить нужную линию поведения в каких-то ситуациях. </text:span></text:p>
      <text:p text:style-name="P1"><text:span text:style-name="T2"><text:s text:c="2"/>Вот, например, некоторые случаи, задавшие векторы моего поведения на долгое время и до сих пор( если все вспоминать, то это очень надолго)...</text:span></text:p>
      <text:p text:style-name="P1"><text:span text:style-name="T1">...А.В. Лизе, ноющей о том, что ей нечего писать о своем лете:</text:span></text:p>
      <text:p text:style-name="P1"><text:span text:style-name="T1">-...</text:span><text:span text:style-name="T2">грош цена тебе, как писателю, если ты не умеешь в самом обычном увидеть нечто необычное!</text:span></text:p>
      <text:p text:style-name="P1"><text:span text:style-name="T2">...</text:span><text:span text:style-name="T1">А.Н. с <text:s/>Лизой:</text:span></text:p>
      <text:p text:style-name="P1"><text:span text:style-name="T2">-Ну, неет уж, Анна Николаевна, если я здесь оказалась, я постараюсь все облазить, а то меня может больше тут не оказаться.</text:span></text:p>
      <text:p text:style-name="P1"><text:span text:style-name="T2">-Молодец, уважаю!</text:span></text:p>
      <text:p text:style-name="P1"><text:span text:style-name="T2"><text:s/>И множество разных вот таких вот уроков во внеурочное время. </text:span></text:p>
      <text:p text:style-name="P1"><text:span text:style-name="T2"><text:s/></text:span></text:p>
      <text:p text:style-name="P1"><text:span text:style-name="T2"><text:line-break/></text:span></text:p>
      <text:p text:style-name="P1"><text:span text:style-name="T2"><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Елизавета Чижикова</meta:initial-creator>
    <meta:creation-date>2012-06-30T12:58:03.24</meta:creation-date>
    <meta:document-statistic meta:table-count="0" meta:image-count="0" meta:object-count="0" meta:page-count="1" meta:paragraph-count="13" meta:word-count="370" meta:character-count="2356"/>
    <dc:date>2012-06-30T15:18:09.22</dc:date>
    <dc:creator>Елизавета Чижикова</dc:creator>
    <meta:editing-duration>PT1M46S</meta:editing-duration>
    <meta:editing-cycles>1</meta:editing-cycles>
    <meta:generator>OpenOffice.org/3.3$Win32 OpenOffice.org_project/330m20$Build-9567</meta:generator>
  </office:meta>
</office:document-meta>
</file>